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17cm" fo:break-before="auto" style:use-optimal-row-height="fals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0036"/>
    <style:style style:name="ce7" style:family="table-cell" style:parent-style-name="Default" style:data-style-name="N100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8.502cm" svg:height="11.611cm" svg:x="11.626cm" svg:y="0.639cm">
            <draw:object draw:notify-on-update-of-ranges="Sheet1.B3:Sheet1.B19 Sheet1.D2:Sheet1.D2 Sheet1.D3:Sheet1.D19 Sheet1.F2:Sheet1.F2 Sheet1.F3:Sheet1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7" office:value-type="string" calcext:value-type="string">
            <text:p>日付</text:p>
          </table:table-cell>
          <table:table-cell table:style-name="ce10" office:value-type="string" calcext:value-type="string">
            <text:p>コンペ</text:p>
          </table:table-cell>
          <table:table-cell table:style-name="ce10" office:value-type="string" calcext:value-type="string">
            <text:p>スコア</text:p>
          </table:table-cell>
          <table:table-cell table:style-name="ce10" office:value-type="string" calcext:value-type="string">
            <text:p>順位</text:p>
          </table:table-cell>
          <table:table-cell office:value-type="string" calcext:value-type="string">
            <text:p>目標</text:p>
          </table:table-cell>
        </table:table-row>
        <table:table-row table:style-name="ro3">
          <table:table-cell/>
          <table:table-cell table:style-name="ce3" office:value-type="date" office:date-value="2020-01-11" calcext:value-type="date">
            <text:p>2020/01/11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5883" calcext:value-type="float">
            <text:p>0.25883</text:p>
          </table:table-cell>
          <table:table-cell table:style-name="ce5" office:value-type="float" office:value="4760" calcext:value-type="float">
            <text:p>4760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18" calcext:value-type="date">
            <text:p>2020/01/1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3934" calcext:value-type="float">
            <text:p>0.23934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1-25" calcext:value-type="date">
            <text:p>2020/01/25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24105" calcext:value-type="float">
            <text:p>0.24105</text:p>
          </table:table-cell>
          <table:table-cell table:style-name="ce5" office:value-type="float" office:value="4587" calcext:value-type="float">
            <text:p>458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1" calcext:value-type="date">
            <text:p>2020/02/0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22697" calcext:value-type="float">
            <text:p>0.22697</text:p>
          </table:table-cell>
          <table:table-cell table:style-name="ce5" office:value-type="float" office:value="4336" calcext:value-type="float">
            <text:p>43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08" calcext:value-type="date">
            <text:p>2020/02/0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815" calcext:value-type="float">
            <text:p>0.13815</text:p>
          </table:table-cell>
          <table:table-cell table:style-name="ce5" office:value-type="float" office:value="2567" calcext:value-type="float">
            <text:p>25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15" calcext:value-type="date">
            <text:p>2020/02/15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2" calcext:value-type="date">
            <text:p>2020/02/22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73" calcext:value-type="float">
            <text:p>0.13573</text:p>
          </table:table-cell>
          <table:table-cell table:style-name="ce5" office:value-type="float" office:value="2374" calcext:value-type="float">
            <text:p>237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2-29" calcext:value-type="date">
            <text:p>2020/02/29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07" calcext:value-type="date">
            <text:p>2020/03/07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14" calcext:value-type="date">
            <text:p>2020/03/14</text:p>
          </table:table-cell>
          <table:table-cell table:style-name="ce5" office:value-type="string" calcext:value-type="string">
            <text:p>House Prices</text:p>
          </table:table-cell>
          <table:table-cell table:style-name="ce5" office:value-type="float" office:value="0.13524" calcext:value-type="float">
            <text:p>0.13524</text:p>
          </table:table-cell>
          <table:table-cell table:style-name="ce5" office:value-type="float" office:value="1986" calcext:value-type="float">
            <text:p>19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1" calcext:value-type="date">
            <text:p>2020/03/21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25" calcext:value-type="float">
            <text:p>0.1325</text:p>
          </table:table-cell>
          <table:table-cell table:style-name="ce5" office:value-type="float" office:value="1605" calcext:value-type="float">
            <text:p>16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3-28" calcext:value-type="date">
            <text:p>2020/03/28</text:p>
          </table:table-cell>
          <table:table-cell table:style-name="ce5" office:value-type="string" calcext:value-type="string">
            <text:p>House Prices</text:p>
          </table:table-cell>
          <table:table-cell table:style-name="ce6" office:value-type="float" office:value="0.13149" calcext:value-type="float">
            <text:p>0.13149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09" calcext:value-type="date">
            <text:p>2020/05/09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23" calcext:value-type="date">
            <text:p>2020/05/23</text:p>
          </table:table-cell>
          <table:table-cell table:style-name="ce5" office:value-type="string" calcext:value-type="string">
            <text:p>House Prices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1569" calcext:value-type="float">
            <text:p>1569</text:p>
          </table:table-cell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 office:value-type="date" office:date-value="2020-05-30" calcext:value-type="date">
            <text:p>2020/05/30</text:p>
          </table:table-cell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>
          <table:table-cell/>
          <table:table-cell table:style-name="ce3"/>
          <table:table-cell table:number-columns-repeated="3"/>
          <table:table-cell office:value-type="float" office:value="0.12" calcext:value-type="float">
            <text:p>0.12</text:p>
          </table:table-cell>
        </table:table-row>
        <table:table-row table:style-name="ro3" table:number-rows-repeated="1048556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 style:data-style-name="N2" text:time-value="20:12:18.213002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1T12:13:27.809799438</meta:creation-date>
    <dc:date>2020-05-23T20:15:16.630429601</dc:date>
    <meta:editing-duration>PT41M1S</meta:editing-duration>
    <meta:editing-cycles>14</meta:editing-cycles>
    <meta:generator>LibreOffice/6.4.2.2$MacOSX_X86_64 LibreOffice_project/4e471d8c02c9c90f512f7f9ead8875b57fcb1ec3</meta:generator>
    <meta:document-statistic meta:table-count="1" meta:cell-count="79" meta:object-count="1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ed4c05" fo:font-size="15pt" fo:font-weight="bold" style:font-size-asian="15pt" style:font-weight-asian="bold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tick-marks-major-inner="true" chart:tick-marks-major-outer="false" chart:logarithmic="false" chart:minimum="43862" chart:maximum="43981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619e85" fo:font-size="9pt" style:font-size-asian="15pt" style:font-weight-asian="bold" style:font-size-complex="9pt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.115" chart:maximum="0.15" chart:origin="0" chart:reverse-direction="tru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19e85" draw:fill-color="#619e8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03cm" svg:height="11.612cm" xlink:href=".." xlink:type="simple" chart:class="chart:line" chart:style-name="ch1">
        <chart:title svg:x="15.328cm" svg:y="1.85cm" chart:style-name="ch2">
          <text:p>目標</text:p>
        </chart:title>
        <chart:plot-area chart:style-name="ch3" table:cell-range-address="Sheet1.B3:Sheet1.B19 Sheet1.D2:Sheet1.D19 Sheet1.F2:Sheet1.F19" chart:data-source-has-labels="both" svg:x="0.565cm" svg:y="0.354cm" svg:width="16.616cm" svg:height="10.923cm">
          <chartooo:coordinate-region svg:x="1.906cm" svg:y="0.554cm" svg:width="15.197cm" svg:height="9.081cm"/>
          <chart:axis chart:dimension="x" chart:name="primary-x" chart:style-name="ch4" chartooo:axis-type="date">
            <chartooo:date-scale chart:base-time-unit="days" chart:major-interval-value="7" chart:major-interval-unit="days"/>
            <chart:title svg:x="15.173cm" svg:y="5.061cm" chart:style-name="ch5">
              <text:p>スコア</text:p>
            </chart:title>
            <chart:categories table:cell-range-address="Sheet1.B3:Sheet1.B19"/>
          </chart:axis>
          <chart:axis chart:dimension="x" chart:name="secondary-x" chart:style-name="ch6"/>
          <chart:axis chart:dimension="y" chart:name="primary-y" chart:style-name="ch7"/>
          <chart:series chart:style-name="ch8" chart:values-cell-range-address="Sheet1.D3:Sheet1.D19" chart:label-cell-address="Sheet1.D2:Sheet1.D2" chart:class="chart:line">
            <chart:data-point chart:repeated="17"/>
          </chart:series>
          <chart:series chart:style-name="ch9" chart:values-cell-range-address="Sheet1.F3:Sheet1.F19" chart:label-cell-address="Sheet1.F2:Sheet1.F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スコア</text:p>
                <draw:g>
                  <svg:desc>Sheet1.D2:Sheet1.D2</svg:desc>
                </draw:g>
              </table:table-cell>
              <table:table-cell office:value-type="string">
                <text:p>目標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43841">
                <text:p>43841</text:p>
                <draw:g>
                  <svg:desc>Sheet1.B3:Sheet1.B19</svg:desc>
                </draw:g>
              </table:table-cell>
              <table:table-cell office:value-type="float" office:value="0.25883">
                <text:p>0.25883</text:p>
                <draw:g>
                  <svg:desc>Sheet1.D3:Sheet1.D19</svg:desc>
                </draw:g>
              </table:table-cell>
              <table:table-cell office:value-type="float" office:value="0.12">
                <text:p>0.12</text:p>
                <draw:g>
                  <svg:desc>Sheet1.F3:Sheet1.F19</svg:desc>
                </draw:g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.23934">
                <text:p>0.239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.24105">
                <text:p>0.241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.22697">
                <text:p>0.226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.13815">
                <text:p>0.138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3573">
                <text:p>0.1357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13524">
                <text:p>0.135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1325">
                <text:p>0.13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3149">
                <text:p>0.1314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2993">
                <text:p>0.129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